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ize="10pt" style:text-underline-style="solid" style:text-underline-width="auto" style:text-underline-color="font-color" officeooo:rsid="0009d788" officeooo:paragraph-rsid="0009d788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0pt" style:text-underline-style="solid" style:text-underline-width="auto" style:text-underline-color="font-color" officeooo:rsid="0009d788" officeooo:paragraph-rsid="0009d788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text-underline-style="solid" style:text-underline-width="auto" style:text-underline-color="font-color" officeooo:rsid="0009d788" officeooo:paragraph-rsid="0009d788" style:font-size-asian="10pt" style:font-size-complex="10pt"/>
    </style:style>
    <style:style style:name="P4" style:family="paragraph" style:parent-style-name="Standard">
      <style:text-properties fo:font-size="10pt" style:text-underline-style="none" officeooo:rsid="0009d788" officeooo:paragraph-rsid="0009d788" style:font-size-asian="10pt" style:font-size-complex="10pt"/>
    </style:style>
    <style:style style:name="T1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voirs d’info</text:p>
      <text:p text:style-name="P2"><text:span text:style-name="T1"/></text:p>
      <text:p text:style-name="P3"><text:span text:style-name="T1">Programmes écrits et testés sous Code Blocks :</text:span></text:p>
      <text:p text:style-name="P1"/>
      <text:p text:style-name="P1">Ex 1 :</text:p>
      <text:p text:style-name="P1"><text:span text:style-name="T1">#include &lt;stdio.h&gt;</text:span></text:p>
      <text:p text:style-name="P1"><text:span text:style-name="T1">#include &lt;stdlib.h&gt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different_0=1;</text:span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8"/>printf("Saisissez un entier non nul. Saisissez 0 pour arreter le programme.\n");</text:span></text:p>
      <text:p text:style-name="P1"><text:span text:style-name="T1"><text:s text:c="8"/>scanf("%d",&amp;different_0);</text:span></text:p>
      <text:p text:style-name="P1"><text:span text:style-name="T1"><text:s text:c="4"/>}</text:span></text:p>
      <text:p text:style-name="P1"><text:span text:style-name="T1"><text:s text:c="4"/>while (different_0 != 0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  <text:p text:style-name="P1">Ex 2 :</text:p>
      <text:p text:style-name="P1"><text:span text:style-name="T1">#include &lt;stdio.h&gt;</text:span></text:p>
      <text:p text:style-name="P1"><text:span text:style-name="T1">#include &lt;stdlib.h&gt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char test;</text:span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8"/>printf("Saisissez O(ui) ou N(on) pour arrêter le prgm\n");</text:span></text:p>
      <text:p text:style-name="P1"><text:span text:style-name="T1"><text:s text:c="8"/>test = getchar();</text:span></text:p>
      <text:p text:style-name="P1"><text:span text:style-name="T1"><text:s text:c="8"/>getchar();</text:span></text:p>
      <text:p text:style-name="P1"><text:span text:style-name="T1"><text:s text:c="4"/>}</text:span></text:p>
      <text:p text:style-name="P1"><text:span text:style-name="T1"><text:s text:c="4"/>while (test != 'o' &amp;&amp; test != 'n'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  <text:p text:style-name="P1">Ex 3 :</text:p>
      <text:p text:style-name="P1"><text:span text:style-name="T1">#include &lt;stdio.h&gt;</text:span></text:p>
      <text:p text:style-name="P1"><text:span text:style-name="T1">#include &lt;stdlib.h&gt;</text:span></text:p>
      <text:p text:style-name="P1"><text:span text:style-name="T1">#include &lt;math.h&gt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float n,res;</text:span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8"/>do</text:span></text:p>
      <text:p text:style-name="P1"><text:span text:style-name="T1"><text:s text:c="8"/>{</text:span></text:p>
      <text:p text:style-name="P1"><text:span text:style-name="T1"><text:s text:c="12"/>printf("Saisir un nombre dont va etre calculee la racine carree\n");</text:span></text:p>
      <text:p text:style-name="P1"><text:span text:style-name="T1"><text:s text:c="12"/>scanf("%f",&amp;n);</text:span></text:p>
      <text:p text:style-name="P1"><text:span text:style-name="T1"><text:s text:c="8"/>}</text:span></text:p>
      <text:p text:style-name="P1"><text:span text:style-name="T1"><text:s text:c="8"/>while (n&lt;0);</text:span></text:p>
      <text:p text:style-name="P1"><text:span text:style-name="T1"><text:s text:c="8"/>res = sqrt(n);</text:span></text:p>
      <text:p text:style-name="P1"><text:span text:style-name="T1"><text:s text:c="8"/>printf("Resultat : %.2f\n",res);</text:span></text:p>
      <text:p text:style-name="P1"><text:span text:style-name="T1"><text:s text:c="4"/>}</text:span></text:p>
      <text:p text:style-name="P1"><text:span text:style-name="T1"><text:s text:c="4"/>while (n != 0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  <text:p text:style-name="P1">Ex 4 :</text:p>
      <text:p text:style-name="P4">#include &lt;stdio.h&gt;</text:p>
      <text:p text:style-name="P4">#include &lt;stdlib.h&gt;</text:p>
      <text:p text:style-name="P4"><text:soft-page-break/></text:p>
      <text:p text:style-name="P4">int main()</text:p>
      <text:p text:style-name="P4">{</text:p>
      <text:p text:style-name="P4"><text:s text:c="4"/>float t;</text:p>
      <text:p text:style-name="P4"><text:s text:c="4"/>do</text:p>
      <text:p text:style-name="P4"><text:s text:c="4"/>{</text:p>
      <text:p text:style-name="P4"><text:s text:c="8"/>printf("Saisir temperature\n");</text:p>
      <text:p text:style-name="P4"><text:s text:c="8"/>scanf("%f",&amp;t);</text:p>
      <text:p text:style-name="P4"><text:s text:c="8"/>if (t&lt;=3)</text:p>
      <text:p text:style-name="P4"><text:s text:c="8"/>{</text:p>
      <text:p text:style-name="P4"><text:s text:c="12"/>printf("risque de gel!\n");</text:p>
      <text:p text:style-name="P4"><text:s text:c="8"/>}</text:p>
      <text:p text:style-name="P4"/>
      <text:p text:style-name="P4"><text:s text:c="4"/>}</text:p>
      <text:p text:style-name="P4"><text:s text:c="4"/>while (t&lt;=60);</text:p>
      <text:p text:style-name="P4"><text:s text:c="4"/>return 0;</text:p>
      <text:p text:style-name="P4">}</text:p>
      <text:p text:style-name="P4"/>
      <text:p text:style-name="P1">Ex 5 :</text:p>
      <text:p text:style-name="P4">#include &lt;stdio.h&gt;</text:p>
      <text:p text:style-name="P4">#include &lt;stdlib.h&gt;</text:p>
      <text:p text:style-name="P4"/>
      <text:p text:style-name="P4">int main()</text:p>
      <text:p text:style-name="P4">{</text:p>
      <text:p text:style-name="P4"><text:s text:c="4"/>int n=0,i;</text:p>
      <text:p text:style-name="P4"><text:s text:c="4"/>for(i=1; i&lt;=11; i++)</text:p>
      <text:p text:style-name="P4"><text:s text:c="4"/>{</text:p>
      <text:p text:style-name="P4"><text:s text:c="8"/>printf("%d\n",n);</text:p>
      <text:p text:style-name="P4"><text:s text:c="8"/>n=n+10;</text:p>
      <text:p text:style-name="P4"><text:s text:c="4"/>}</text:p>
      <text:p text:style-name="P4"><text:s text:c="4"/>return 0;</text:p>
      <text:p text:style-name="P4">}</text:p>
      <text:p text:style-name="P4"/>
      <text:p text:style-name="P1">Ex 6 :</text:p>
      <text:p text:style-name="P1"><text:span text:style-name="T1">#include &lt;stdio.h&gt;</text:span></text:p>
      <text:p text:style-name="P1"><text:span text:style-name="T1">#include &lt;stdlib.h&gt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n, n_max, n_min,i=1;</text:span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8"/>printf("saisir un entier\n");</text:span></text:p>
      <text:p text:style-name="P1"><text:span text:style-name="T1"><text:s text:c="8"/>scanf("%d",&amp;n);</text:span></text:p>
      <text:p text:style-name="P1"><text:span text:style-name="T1"><text:s text:c="8"/>if (i==1)</text:span></text:p>
      <text:p text:style-name="P1"><text:span text:style-name="T1"><text:s text:c="8"/>{</text:span></text:p>
      <text:p text:style-name="P1"><text:span text:style-name="T1"><text:s text:c="12"/>n_max = n;</text:span></text:p>
      <text:p text:style-name="P1"><text:span text:style-name="T1"><text:s text:c="12"/>n_min = n;</text:span></text:p>
      <text:p text:style-name="P1"><text:span text:style-name="T1"><text:s text:c="12"/>i=2;</text:span></text:p>
      <text:p text:style-name="P1"><text:span text:style-name="T1"><text:s text:c="8"/>}</text:span></text:p>
      <text:p text:style-name="P1"><text:span text:style-name="T1"><text:s text:c="8"/>if (n&gt;n_max)</text:span></text:p>
      <text:p text:style-name="P1"><text:span text:style-name="T1"><text:s text:c="8"/>{</text:span></text:p>
      <text:p text:style-name="P1"><text:span text:style-name="T1"><text:s text:c="12"/>n_max = n;</text:span></text:p>
      <text:p text:style-name="P1"><text:span text:style-name="T1"><text:s text:c="8"/>}</text:span></text:p>
      <text:p text:style-name="P1"><text:span text:style-name="T1"><text:s text:c="8"/>if (n&lt;n_min &amp;&amp; n&gt;=0)</text:span></text:p>
      <text:p text:style-name="P1"><text:span text:style-name="T1"><text:s text:c="8"/>{</text:span></text:p>
      <text:p text:style-name="P1"><text:span text:style-name="T1"><text:s text:c="12"/>n_min = n;</text:span></text:p>
      <text:p text:style-name="P1"><text:span text:style-name="T1"><text:s text:c="8"/>}</text:span></text:p>
      <text:p text:style-name="P1"><text:span text:style-name="T1"/></text:p>
      <text:p text:style-name="P1"><text:span text:style-name="T1"><text:s text:c="4"/>}</text:span></text:p>
      <text:p text:style-name="P1"><text:span text:style-name="T1"><text:s text:c="4"/>while (n&gt;=0);</text:span></text:p>
      <text:p text:style-name="P1"><text:span text:style-name="T1"><text:s text:c="4"/>printf("valeur max : %d\nvaleur min : %d\n",n_max,n_min);</text:span></text:p>
      <text:p text:style-name="P1"><text:span text:style-name="T1"><text:s text:c="4"/>return 0;</text:span></text:p>
      <text:p text:style-name="P1"><text:soft-page-break/><text:span text:style-name="T1">}</text:span></text:p>
      <text:p text:style-name="P1"><text:span text:style-name="T1"/></text:p>
      <text:p text:style-name="P1">Ex 7 :</text:p>
      <text:p text:style-name="P1"><text:span text:style-name="T1">#include &lt;stdio.h&gt;</text:span></text:p>
      <text:p text:style-name="P1"><text:span text:style-name="T1">#include &lt;stdlib.h&gt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float n,i=1,sum = 0;</text:span></text:p>
      <text:p text:style-name="P1"><text:span text:style-name="T1"><text:s text:c="4"/>printf("saisir le nombre de termes de la série\n");</text:span></text:p>
      <text:p text:style-name="P1"><text:span text:style-name="T1"><text:s text:c="4"/>do</text:span></text:p>
      <text:p text:style-name="P1"><text:span text:style-name="T1"><text:s text:c="4"/>{</text:span></text:p>
      <text:p text:style-name="P1"><text:span text:style-name="T1"><text:s text:c="8"/>scanf("%f",&amp;n);</text:span></text:p>
      <text:p text:style-name="P1"><text:span text:style-name="T1"><text:s text:c="4"/>}</text:span></text:p>
      <text:p text:style-name="P1"><text:span text:style-name="T1"><text:s text:c="4"/>while (n&lt;=0);</text:span></text:p>
      <text:p text:style-name="P1"><text:span text:style-name="T1"><text:s text:c="4"/>while (i&lt;=n)</text:span></text:p>
      <text:p text:style-name="P1"><text:span text:style-name="T1"><text:s text:c="4"/>{</text:span></text:p>
      <text:p text:style-name="P1"><text:span text:style-name="T1"><text:s text:c="8"/>sum = 1/i + sum;</text:span></text:p>
      <text:p text:style-name="P1"><text:span text:style-name="T1"><text:s text:c="8"/>i++;</text:span></text:p>
      <text:p text:style-name="P1"><text:span text:style-name="T1"><text:s text:c="4"/>}</text:span></text:p>
      <text:p text:style-name="P1"><text:span text:style-name="T1"><text:s text:c="4"/>printf("la somme vaut :%.2f",sum);</text:span></text:p>
      <text:p text:style-name="P1"><text:span text:style-name="T1"><text:s text:c="4"/>return 0;</text:span></text:p>
      <text:p text:style-name="P1"><text:span text:style-name="T1">}</text:span></text:p>
      <text:p text:style-name="P1"><text:span text:style-name="T1"/></text:p>
      <text:p text:style-name="P1">Ex 8 :</text:p>
      <text:p text:style-name="P1"><text:span text:style-name="T1">#include &lt;stdio.h&gt;</text:span></text:p>
      <text:p text:style-name="P1"><text:span text:style-name="T1">#include &lt;stdlib.h&gt;</text:span></text:p>
      <text:p text:style-name="P1"><text:span text:style-name="T1"/></text:p>
      <text:p text:style-name="P1"><text:span text:style-name="T1">int main()</text:span></text:p>
      <text:p text:style-name="P1"><text:span text:style-name="T1">{</text:span></text:p>
      <text:p text:style-name="P1"><text:span text:style-name="T1"><text:s text:c="4"/>int nb_notes,i;</text:span></text:p>
      <text:p text:style-name="P1"><text:span text:style-name="T1"><text:s text:c="4"/>float note,moy, sum_notes = 0;</text:span></text:p>
      <text:p text:style-name="P1"><text:span text:style-name="T1"><text:s text:c="4"/>printf("combien de notes souhaitez vous entrer ?\n");</text:span></text:p>
      <text:p text:style-name="P1"><text:span text:style-name="T1"><text:s text:c="4"/>scanf("%d",&amp;nb_notes);</text:span></text:p>
      <text:p text:style-name="P1"><text:span text:style-name="T1"><text:s text:c="4"/>for (i=1; i&lt;=nb_notes; i++)</text:span></text:p>
      <text:p text:style-name="P1"><text:span text:style-name="T1"><text:s text:c="4"/>{</text:span></text:p>
      <text:p text:style-name="P1"><text:span text:style-name="T1"><text:s text:c="8"/>do</text:span></text:p>
      <text:p text:style-name="P1"><text:span text:style-name="T1"><text:s text:c="8"/>{</text:span></text:p>
      <text:p text:style-name="P1"><text:span text:style-name="T1"><text:s text:c="12"/>printf("valeur de la note ?\n");</text:span></text:p>
      <text:p text:style-name="P1"><text:span text:style-name="T1"><text:s text:c="12"/>scanf("%f",&amp;note);</text:span></text:p>
      <text:p text:style-name="P1"><text:span text:style-name="T1"><text:s text:c="8"/>}</text:span></text:p>
      <text:p text:style-name="P1"><text:span text:style-name="T1"><text:s text:c="8"/>while (note &gt; 20);</text:span></text:p>
      <text:p text:style-name="P1"><text:span text:style-name="T1"><text:s text:c="8"/>sum_notes = sum_notes + note;</text:span></text:p>
      <text:p text:style-name="P1"><text:span text:style-name="T1"><text:s text:c="4"/>}</text:span></text:p>
      <text:p text:style-name="P1"><text:span text:style-name="T1"><text:s text:c="4"/>moy = sum_notes/nb_notes;</text:span></text:p>
      <text:p text:style-name="P1"><text:span text:style-name="T1"><text:s text:c="4"/>printf("la moyenne des notes vaut : %.2f",moy);</text:span></text:p>
      <text:p text:style-name="P1"><text:span text:style-name="T1"><text:s text:c="4"/>return 0;</text:span></text:p>
      <text:p text:style-name="P1"><text:span text:style-name="T1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00:31:28.968019159</meta:creation-date>
    <meta:print-date>2017-11-02T00:41:07.530366494</meta:print-date>
    <dc:date>2017-11-02T00:48:18.758078747</dc:date>
    <meta:editing-duration>PT16M50S</meta:editing-duration>
    <meta:editing-cycles>1</meta:editing-cycles>
    <meta:document-statistic meta:table-count="0" meta:image-count="0" meta:object-count="0" meta:page-count="3" meta:paragraph-count="155" meta:word-count="347" meta:character-count="2587" meta:non-whitespace-character-count="1751"/>
    <meta:generator>LibreOffice/5.1.6.2$Linux_X86_64 LibreOffice_project/10m0$Build-2</meta:generator>
  </office:meta>
</office:document-meta>
</file>